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5pt" officeooo:rsid="00083b0f" officeooo:paragraph-rsid="00083b0f" style:font-size-asian="15pt" style:font-size-complex="15pt"/>
    </style:style>
    <style:style style:name="P2" style:family="paragraph" style:parent-style-name="Standard">
      <style:text-properties fo:font-size="15pt" officeooo:rsid="000ad681" officeooo:paragraph-rsid="000ad681" style:font-size-asian="15pt" style:font-size-complex="15pt"/>
    </style:style>
    <style:style style:name="P3" style:family="paragraph" style:parent-style-name="Standard">
      <style:paragraph-properties fo:line-height="150%"/>
      <style:text-properties fo:font-size="15pt" officeooo:rsid="000ad681" officeooo:paragraph-rsid="000ad681" style:font-size-asian="15pt" style:font-size-complex="15pt"/>
    </style:style>
    <style:style style:name="P4" style:family="paragraph" style:parent-style-name="Standard">
      <style:text-properties fo:font-size="15pt" officeooo:rsid="000bbf78" officeooo:paragraph-rsid="000bbf78" style:font-size-asian="15pt" style:font-size-complex="15pt"/>
    </style:style>
    <style:style style:name="P5" style:family="paragraph" style:parent-style-name="Standard">
      <style:text-properties fo:font-size="15pt" officeooo:rsid="000db96b" officeooo:paragraph-rsid="000db96b" style:font-size-asian="15pt" style:font-size-complex="15pt"/>
    </style:style>
    <style:style style:name="T1" style:family="text">
      <style:text-properties officeooo:rsid="0009af7b"/>
    </style:style>
    <style:style style:name="T2" style:family="text">
      <style:text-properties officeooo:rsid="000ad681"/>
    </style:style>
    <style:style style:name="T3" style:family="text">
      <style:text-properties officeooo:rsid="000db96b"/>
    </style:style>
    <style:style style:name="T4" style:family="text">
      <style:text-properties officeooo:rsid="000e49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4<text:span text:style-name="T4">0</text:span>, se matin au info on nous parlais du nouveau<text:tab/>u présidant qui a ete élu au état unis, Jorge le bourge. Il nous promes plein de nouvel choses comme des route écologique avec des panneaux solaires mais je pense que tout cela va finir comme avec l’ancien président et qu’il ne va rien faire .</text:p>
      <text:p text:style-name="P1"/>
      <text:p text:style-name="P1">Quand je suis aller a l’école je repenser a l’ancien temps ou quand je marcher je pouvez voir quelque arbre mais maintenant il n’existe plus les arbre sont cultiver dans dimence serre juste pour recycler le Oxygene ne serve plus a rendre notre terre aussi belle que elle était au paravent. Il n’y a plus que du béton a perte de vue. La grande capital comme on l’appelle. Mais en meme temps que de plus grand que une ville qui fait la superficie de la moities de la France.</text:p>
      <text:p text:style-name="P1"/>
      <text:p text:style-name="P1">A <text:span text:style-name="T2">l’école</text:span> <text:span text:style-name="T2">aujourd’hui</text:span> on a appris un nouveau langage de <text:span text:style-name="T2">programmation</text:span>, un <text:span text:style-name="T2">parmi</text:span> les <text:span text:style-name="T2">millier</text:span> <text:span text:style-name="T2">d’autre</text:span> qui <text:span text:style-name="T1">existe.</text:span> Aujourd’hui dans la <text:span text:style-name="T2">quelqu’un</text:span> qui ne connais pas l’informatique ne peut pas vivre. Car tous se fait <text:span text:style-name="T2">grasse</text:span> a des <text:span text:style-name="T2">l’engage</text:span> de <text:span text:style-name="T2">programmation</text:span> pour <text:span text:style-name="T2">gérer</text:span> des robots qui eux font les chose que les gens n’aime pas faire. La vie a bien changer ou les gens se batter pour avoir un <text:span text:style-name="T2">métiers</text:span> <text:span text:style-name="T2">même</text:span> manuel qui <text:span text:style-name="T2">était</text:span> fatiguant <text:span text:style-name="T2">maintenant</text:span> il <text:span text:style-name="T2">n’existe</text:span> plus que un <text:span text:style-name="T2">type</text:span> <text:span text:style-name="T2">d’étude.</text:span> Informatique mais pour différent domaine.</text:p>
      <text:p text:style-name="P1"/>
      <text:p text:style-name="P2">Avec ma famille on a prévu de partir a la plage pour les vacance car cela faisait longtemps que avais plus revu une grande étendu d’eau plus grande que notre baignoire. Il nous faudra même pas 1 heure de la ou on habite » pour venir dans le quartier du finistere pour voir la mer alors que on habite a presque 600 km de la. Grace au nouveau métro qui vont a la vitesse du son tous les transport sont devenu super rapide . J’ai même l’impression que ma vie va plus vite que moi car je n’ai pas le temps de tout comprendre.</text:p>
      <text:p text:style-name="P2"/>
      <text:p text:style-name="P4">Il y a aussi économie qui change de plus en plus. Je me souvient de 2021 ou tout a changer a cause des cryptomonnaie. Les riche de nos jour sont les gens qui on vue dans avenir. Il sont devenue milliardaire grâce a une mise de 100 euro de base. Il aime bien nous raconter leur histoire car il se sente plus fort. Mais j’ai une ambition de crée une entreprise qui puisse les concurrence un jour car il y a une faille c que les gens s’embête a changer les prix de tout par rapport au cryptomonnaies mais maintenant avec mon idée de logiciel pour faire géré sa par un logiciel tous sera plus simple.</text:p>
      <text:p text:style-name="P4"/>
      <text:p text:style-name="P4">Mais pour le moment je reste dans mon appartement de 30m² avec ma copine a travailler dan sla même entreprise avant d’avoir asser expérience pour faire la mienne.30m² on peut croire que c petit mais <text:span text:style-name="T3">maintenant</text:span> les gens on besoin de <text:soft-page-break/>presque plus rien pour vivre. Douche toilette manger dormir et le plus important un ordinateur.</text:p>
      <text:p text:style-name="P4"/>
      <text:p text:style-name="P5">Le monde de l’informatique est devenue beaucoup plus simple car grâce au nouveaux ordinateur quantique la puissance de calcule a était multiplier pas 100 se qui fait que pour le moment personnes na besoin de plus puissant donc les gens ne doivent pas changer de matériel tout les 2 ans car il devient trop vieux.</text:p>
      <text:p text:style-name="P5"/>
      <text:p text:style-name="P5">Le corona a changer beaucoup de chose. Il n’existe plus, un vaccin en 2025 a était trouver après avoir tue presque 1 milliard de personnes. Le moment ou on tout le monde pouvait sortir dans la rue sans masque a était un soulagement pour le monde entier. Je pense que se soir la il y <text:s/>avait moi de 1poursant de la population qui était rester chez elle tellement les gens avais hâte de sortie.</text:p>
      <text:p text:style-name="P2"/>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28T23:35:29.458000000</meta:creation-date>
    <dc:date>2021-03-05T08:43:11.384000000</dc:date>
    <meta:editing-duration>PT35M25S</meta:editing-duration>
    <meta:editing-cycles>6</meta:editing-cycles>
    <meta:generator>LibreOffice/6.4.4.2$Windows_X86_64 LibreOffice_project/3d775be2011f3886db32dfd395a6a6d1ca2630ff</meta:generator>
    <meta:document-statistic meta:table-count="0" meta:image-count="0" meta:object-count="0" meta:page-count="2" meta:paragraph-count="8" meta:word-count="640" meta:character-count="3427" meta:non-whitespace-character-count="2796"/>
  </office:meta>
</office:document-meta>
</file>